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angal1" svg:font-family="Mangal"/>
    <style:font-face style:name="tahoma" svg:font-family="tahom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style:style>
    <style:style style:name="P1" style:family="paragraph" style:parent-style-name="Standard">
      <style:paragraph-properties fo:margin-left="0in" fo:margin-right="0in" fo:text-indent="0in" style:auto-text-indent="false" fo:padding="0in" fo:border="none"/>
      <style:text-properties fo:font-variant="normal" fo:text-transform="none" fo:color="#008000" style:font-name="tahoma" fo:font-size="12pt" fo:letter-spacing="normal" fo:font-style="normal" fo:font-weight="bold"/>
    </style:style>
    <style:style style:name="P2" style:family="paragraph" style:parent-style-name="Standard">
      <style:paragraph-properties fo:margin-left="0in" fo:margin-right="0in" fo:margin-top="0in" fo:margin-bottom="0in" fo:text-indent="0in" style:auto-text-indent="false"/>
      <style:text-properties fo:font-size="2pt" style:font-size-asian="2pt" style:font-size-complex="2pt"/>
    </style:style>
    <style:style style:name="P3" style:family="paragraph" style:parent-style-name="Table_20_Contents">
      <style:paragraph-properties fo:margin-top="0in" fo:margin-bottom="0.1965in"/>
    </style:style>
    <style:style style:name="P4" style:family="paragraph" style:parent-style-name="Table_20_Contents">
      <style:paragraph-properties fo:margin-top="0in" fo:margin-bottom="0.1965in"/>
      <style:text-properties fo:color="#3e3e3e" style:font-name="Arial1" fo:font-size="10pt"/>
    </style:style>
    <style:style style:name="P5" style:family="paragraph" style:parent-style-name="Table_20_Contents">
      <style:paragraph-properties fo:margin-top="0in" fo:margin-bottom="0.1965in" fo:text-align="center" style:justify-single-word="false"/>
      <style:text-properties fo:color="#3e3e3e" style:font-name="Arial1" fo:font-size="10pt"/>
    </style:style>
    <style:style style:name="T1" style:family="text">
      <style:text-properties style:font-name="Arial1" fo:font-size="10pt"/>
    </style:style>
    <style:style style:name="T2" style:family="text">
      <style:text-properties fo:color="#3e3e3e" style:font-name="Arial1" fo:font-size="10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PMO Scholarship Essay Contest </text:p>
      <text:p text:style-name="P2"><text:bookmark text:name="MSO_ContentTable"/></text:p>
      <table:table table:name="Table1" table:style-name="Table1">
        <table:table-column table:style-name="Table1.A"/>
        <table:table-row>
          <table:table-cell table:style-name="Table1.A1" office:value-type="string">
            <text:section text:style-name="Sect1" text:name="ctl00_PlaceHolderMain_content__ControlWrapper_RichHtmlField">
              <text:p text:style-name="P3"><text:span text:style-name="Strong_20_Emphasis"><text:span text:style-name="T1">2015 Scholarship Essay Contest Topic</text:span></text:span></text:p>
              <text:p text:style-name="P4">"What role can IAPMO play in helping the plumbing industry develop new sources of potable water?"</text:p>
              <text:p text:style-name="P3"><text:span text:style-name="T2">The International Association of Plumbing and Mechanical Officials (IAPMO), a worldwide organization of dedicated professionals striving to make our planet a safer and healthier place in which to live, will again sponsor an essay competition awarding scholarships to three young people.<text:line-break/><text:line-break/>Participants in this year’s contest will submit essays expressing their thoughts on “What role can IAPMO play in helping the plumbing industry develop new sources of potable water?” As IAPMO’s Uniform Plumbing Code® serves as the basis of codes that protect one half of the world’s population through safe installation and governance of plumbing systems around the globe and includes numerous provisions addressing sustainable systems and practices, the topic chosen by the IAPMO Board of Directors succinctly reflects both IAPMO’s 87-year-old mission and its future.<text:line-break/><text:line-break/></text:span><text:span text:style-name="Strong_20_Emphasis"><text:span text:style-name="T2">PURPOSE</text:span></text:span><text:span text:style-name="T2"><text:line-break/>To acquaint the uninitiated with the crucial importance the plumbing industry plays in our everyday lives.  <text:line-break/><text:line-break/></text:span><text:span text:style-name="Strong_20_Emphasis"><text:span text:style-name="T2">ELIGIBILITY REQUIREMENTS</text:span></text:span><text:span text:style-name="T2"><text:line-break/>Must be a current high school senior; or enrolled or accepted as a full-time (12 credit hours) student in an accredited technical school, community college, trade school, four-year accredited college or university, or an apprentice program.<text:line-break/><text:line-break/></text:span><text:span text:style-name="Strong_20_Emphasis"><text:span text:style-name="T2">GENERAL RULES</text:span></text:span><text:span text:style-name="T2"><text:line-break/>     1. The deadline for essay submissions is 11:59pm (PT) on May 1, 2015.<text:line-break/>     2. Students must provide a copy of their full time schedule to confirm eligibility.<text:line-break/>     3. Essays must be written on the topic noted above, and must be an original essay.<text:line-break/>     4. One essay per student.<text:line-break/>     5. Essays should be no fewer than 800 words and no more than 1,600 words.<text:line-break/>     6. Essays must be typewritten, double-spaced.  All citations to factual data should be noted in the<text:line-break/>         footnote or in a References page.<text:line-break/>     7. Cover page should include student’s name, address, phone number and email.<text:line-break/>     8. Essays must be submitted via email to </text:span><text:a xlink:type="simple" xlink:href="mailto:essay@iapmo.org" text:style-name="Internet_20_link" text:visited-style-name="Visited_20_Internet_20_Link">essay@iapmo.org</text:a><text:span text:style-name="T2">; via fax to 909-472-4241; or mail to:</text:span></text:p>
              <text:p text:style-name="P5">The IAPMO Group<text:line-break/>Attn: Gaby Davis, Essay Contest<text:line-break/>4755 E. Philadelphia Street<text:line-break/>Ontario, CA 91761</text:p>
            </text:section>
          </table:table-cell>
        </table:table-row>
      </table:table>
      <text:p text:style-name="Standard">Armani Willis at Gmail dot com</text:p>
      <text:p text:style-name="Standard"/>
      <text:p text:style-name="Standard">1946 tremont avenue (7188100334)</text:p>
      <text:p text:style-name="Standard"/>
      <text:p text:style-name="Standard"/>
      <text:p text:style-name="Standard">Classes: mercy college online spring 2015: </text:p>
      <text:p text:style-name="Standard"/>
      <text:p text:style-name="Standard">computer programming 2, </text:p>
      <text:p text:style-name="Standard">calculus 1, </text:p>
      <text:p text:style-name="Standard">discrete structures, </text:p>
      <text:p text:style-name="Standard">the art of composition 2, </text:p>
      <text:p text:style-name="Standard">critical inquiry.</text:p>
      <text:p text:style-name="Standard"/>
      <text:p text:style-name="Standard">course credits: 21</text:p>
      <text:p text:style-name="Standard"><text:soft-page-break/>IAPMO can take all roles in the development of new sources of potable water. Following the process of</text:p>
      <text:p text:style-name="Standard"/>
      <text:p text:style-name="Standard">developing a new technique, this new thing must first be imagined, then it must be explained, </text:p>
      <text:p text:style-name="Standard"/>
      <text:p text:style-name="Standard">illustrated, built, tested, and then specified. There is a new and specifically simple way to not only </text:p>
      <text:p text:style-name="Standard"/>
      <text:p text:style-name="Standard">produce potable water, but to enhance the pote of water in general. This technique can be applied to all </text:p>
      <text:p text:style-name="Standard"/>
      <text:p text:style-name="Standard">other existing techniques and technologies, including the rivers and the sea themselves. Using the </text:p>
      <text:p text:style-name="Standard"/>
      <text:p text:style-name="Standard">process I have described above, the applicability of this new and simple system by IAPMO will be </text:p>
      <text:p text:style-name="Standard"/>
      <text:p text:style-name="Standard">demonstrated.</text:p>
      <text:p text:style-name="Standard"/>
      <text:p text:style-name="Standard">The simplest thing to improve on when transporting water is the thing that actually transports the water.</text:p>
      <text:p text:style-name="Standard"/>
      <text:p text:style-name="Standard">Pipes carry not only water, but also fuel and electricity from one source to the other. Given the methods </text:p>
      <text:p text:style-name="Standard"/>
      <text:p text:style-name="Standard">used to purify liquids, we can see that finally, the purity of the liquid comes as the percentage of it </text:p>
      <text:p text:style-name="Standard"/>
      <text:p text:style-name="Standard">approaches 100, and the potability of the water comes with its ability to maintain its ph level. Thus, </text:p>
      <text:p text:style-name="Standard"/>
      <text:p text:style-name="Standard">since ph level has to do with the electrical potential of hydrogen ions, we can use electricity to maintain </text:p>
      <text:p text:style-name="Standard"/>
      <text:p text:style-name="Standard">the ionization of a liquid to a constant level. Given this, although the purity of the water may not be 100 </text:p>
      <text:p text:style-name="Standard"/>
      <text:p text:style-name="Standard">percent, the water would still be potable since the elements in the water will pass harmlessly through </text:p>
      <text:p text:style-name="Standard"/>
      <text:p text:style-name="Standard">the body. </text:p>
      <text:p text:style-name="Standard"/>
      <text:p text:style-name="Standard">Due to the fact that water can still be purified, this does not excuse any volume of water for having </text:p>
      <text:p text:style-name="Standard"/>
      <text:p text:style-name="Standard">anything that is not live sustaining in it. Since water purification can become a complicated and </text:p>
      <text:p text:style-name="Standard"/>
      <text:p text:style-name="Standard">expensive thing, let us simplify it by revisiting the pipe. Usually, when water is purified, the parts of it </text:p>
      <text:p text:style-name="Standard"/>
      <text:p text:style-name="Standard">that were not water do not flow with the rest of the water. Films work well for straining the water in </text:p>
      <text:p text:style-name="Standard"/>
      <text:p text:style-name="Standard">this way, but the force needed to move the water is greater, and films expire and must be replaced often.</text:p>
      <text:p text:style-name="Standard"/>
      <text:p text:style-name="Standard">How do we get a pipe to separate impurities from the water? one way of doing that is to accelerate the </text:p>
      <text:p text:style-name="Standard"/>
      <text:p text:style-name="Standard">water. Notice that water is very light compared to other substances. Lighter objects require less force to</text:p>
      <text:p text:style-name="Standard"/>
      <text:p text:style-name="Standard">be accelerated, therefore, when water is accelerated as it flows down the pipe, the heavier objects are </text:p>
      <text:p text:style-name="Standard"/>
      <text:p text:style-name="Standard">accelerated less and the water becomes more pure that way. Then, how do you get the water to </text:p>
      <text:p text:style-name="Standard"/>
      <text:p text:style-name="Standard">accelerate while is is traveling down the pipe?</text:p>
      <text:p text:style-name="Standard"><text:soft-page-break/></text:p>
      <text:p text:style-name="Standard">To enhance acceleration of water down a pipe, it will need a new direction in which to flow. The only </text:p>
      <text:p text:style-name="Standard"/>
      <text:p text:style-name="Standard">way to do that while is is moving is to direct it to tumble while it is moving. <text:s/>By inducing spin into the </text:p>
      <text:p text:style-name="Standard"/>
      <text:p text:style-name="Standard">make of each new pipe, the water will gain centripetal force. The centripetal force imparted onto it </text:p>
      <text:p text:style-name="Standard"/>
      <text:p text:style-name="Standard">during its spin will amplify the force by increasing the relative surface area. These pipes will allow the </text:p>
      <text:p text:style-name="Standard"/>
      <text:p text:style-name="Standard">water to accelerate more quickly, and decelerate more slowly as it flows through the pipe.</text:p>
      <text:p text:style-name="Standard"/>
      <text:p text:style-name="Standard">Applying the same concept, another way to accelerate water is to minimize the surface area of the pipe.</text:p>
      <text:p text:style-name="Standard"/>
      <text:p text:style-name="Standard">By flattening every pipe, so that it is 1.6 times wider than it is long (1+1-5+.25-.125....), the water in </text:p>
      <text:p text:style-name="Standard"/>
      <text:p text:style-name="Standard">the pipe will be further constrained without violating the rifling inside each chamber. Then, by cusping </text:p>
      <text:p text:style-name="Standard"/>
      <text:p text:style-name="Standard">the wider ends of the pipe into smaller pipes with reverse spin rifling, the contaminants small enough </text:p>
      <text:p text:style-name="Standard"/>
      <text:p text:style-name="Standard">will be compelled into those grooves so that the water flowing backward through those grooves will </text:p>
      <text:p text:style-name="Standard"/>
      <text:p text:style-name="Standard">carry the impurities of the water going forward. </text:p>
      <text:p text:style-name="Standard"/>
      <text:p text:style-name="Standard">Now that filtration has been refined to something that these pipes can do themselves, the potability of </text:p>
      <text:p text:style-name="Standard"/>
      <text:p text:style-name="Standard">the water must now be refined. Earlier, it was written that potability of the water is the tendency for it </text:p>
      <text:p text:style-name="Standard"/>
      <text:p text:style-name="Standard">to maintain its pH level, where any active contaminant will make it harmful by altering its tendency to </text:p>
      <text:p text:style-name="Standard"/>
      <text:p text:style-name="Standard">maintain pH. The electrical potential of hydrogen ions must somehow be regulated so that the water </text:p>
      <text:p text:style-name="Standard"/>
      <text:p text:style-name="Standard">can maintain its pH while neutralizing contaminants. Since electrical potential is simply magnetism, </text:p>
      <text:p text:style-name="Standard"/>
      <text:p text:style-name="Standard">then lining the rifling of these new pipes with permanent magnets will allow the water to maintain its </text:p>
      <text:p text:style-name="Standard"/>
      <text:p text:style-name="Standard">pH.</text:p>
      <text:p text:style-name="Standard"/>
      <text:p text:style-name="Standard">To successfully achieve this, first notice that only permanent magnets can be employed. Permanent </text:p>
      <text:p text:style-name="Standard"/>
      <text:p text:style-name="Standard">magnets are easy to make and install and require no maintenance compared to other types of magnets. </text:p>
      <text:p text:style-name="Standard"/>
      <text:p text:style-name="Standard">inducing an electrical field onto the pipe may contaminate the water with pure electrons that will make</text:p>
      <text:p text:style-name="Standard"/>
      <text:p text:style-name="Standard">the water more impure and less potable. The magnets must line the outside of each pipe in a </text:p>
      <text:p text:style-name="Standard"/>
      <text:p text:style-name="Standard">counterclockwise spun coil. The pipes must be rifled in the same way so that this can be done. If this is </text:p>
      <text:p text:style-name="Standard"/>
      <text:p text:style-name="Standard">not done, and the water spins opposite to the coil, then the water will lose its spin character and pH </text:p>
      <text:p text:style-name="Standard"/>
      <text:p text:style-name="Standard"><text:soft-page-break/>levels will fluctuate more. Lastly, the pipe itself must not be magnetized, since multiple magnetic fields</text:p>
      <text:p text:style-name="Standard"/>
      <text:p text:style-name="Standard">will distort the pH level.</text:p>
      <text:p text:style-name="Standard"/>
      <text:p text:style-name="Standard">Water treated in this fashion, with no other filtration of potability technique will be much safer to drink.</text:p>
      <text:p text:style-name="Standard"/>
      <text:p text:style-name="Standard">this is due to the fact that as the water is introduced to the magnetic field, it gains a constant supply of</text:p>
      <text:p text:style-name="Standard"/>
      <text:p text:style-name="Standard">electrical energy, such that impurities in the water that can be reacted are rendered harmless by the </text:p>
      <text:p text:style-name="Standard"/>
      <text:p text:style-name="Standard">activity of the water. By adding the reactant to an impurity into the water containing an impurity, or by </text:p>
      <text:p text:style-name="Standard"/>
      <text:p text:style-name="Standard">adding charcoal to the water, then running it through this pipe, the heavier charcoal will absorb much </text:p>
      <text:p text:style-name="Standard"/>
      <text:p text:style-name="Standard">more impurity before it finally sediments leaving pure, clean water. Still maintaining this electrical </text:p>
      <text:p text:style-name="Standard"/>
      <text:p text:style-name="Standard">energy, the water will continue to purify itself, and thus can be shipped for days without becoming</text:p>
      <text:p text:style-name="Standard"/>
      <text:p text:style-name="Standard">contaminated.</text:p>
      <text:p text:style-name="Standard"/>
      <text:p text:style-name="Standard">By reproducing and popularizing my technique for producing potable water, the long standing </text:p>
      <text:p text:style-name="Standard"/>
      <text:p text:style-name="Standard">reputation of IAPMO will further be cemented by its effort to not only explore new water potability </text:p>
      <text:p text:style-name="Standard"/>
      <text:p text:style-name="Standard">techniques, but to implement a method that improve the standard of potability not only for water but for</text:p>
      <text:p text:style-name="Standard"/>
      <text:p text:style-name="Standard">any other type of liquid for every person and purpose on the planet. In return, the whole world and all </text:p>
      <text:p text:style-name="Standard"/>
      <text:p text:style-name="Standard">liquid transportation and refinement techniques will forever benefit from these new government </text:p>
      <text:p text:style-name="Standard"/>
      <text:p text:style-name="Standard">standards.</text:p>
      <text:p text:style-name="Standard"/>
      <text:p text:style-name="Standard">Citations listed in the order introduced in the paper:</text:p>
      <text:p text:style-name="Standard"/>
      <text:p text:style-name="Standard">alternating sums</text:p>
      <text:p text:style-name="Standard">http://math.stackexchange.com/questions/112264/is-there-a-formula-for-sine-and-cosine</text:p>
      <text:p text:style-name="Standard"/>
      <text:p text:style-name="Standard">magnetic momentum</text:p>
      <text:p text:style-name="Standard">http://hyperphysics.phy-astr.gsu.edu/hbase/forces/funfor.html#c3 </text:p>
      <text:p text:style-name="Standard">http://www.omnienviro.com/magnetized-water/</text:p>
      <text:p text:style-name="Standard"/>
      <text:p text:style-name="Standard">cross product</text:p>
      <text:p text:style-name="Standard">http://www.mathsisfun.com/algebra/vectors-cross-product.html</text:p>
      <text:p text:style-name="Standard"/>
      <text:p text:style-name="Standard">spin harmonics</text:p>
      <text:p text:style-name="Standard">http://www.fractalfield.com/implodermagneticresearch/</text:p>
      <text:p text:style-name="Standard">http://portal.groupkos.com/index.php?title=Trans-locational_Magnetic_Pulse_Resonance</text:p>
      <text:p text:style-name="Standard"/>
      <text:p text:style-name="Standard">the scram jet engine </text:p>
      <text:p text:style-name="Standard"><text:soft-page-break/>http://web.stanford.edu/group/fpc/cgi-bin/fpcwiki/Main/Research</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angal1" svg:font-family="Mangal"/>
    <style:font-face style:name="tahoma" svg:font-family="tahom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mani willis</meta:initial-creator>
    <meta:creation-date>2015-01-01T16:37:41.42</meta:creation-date>
    <dc:date>2015-01-05T16:31:51.14</dc:date>
    <dc:creator>armani willis</dc:creator>
    <meta:editing-duration>P3DT23H54M6S</meta:editing-duration>
    <meta:editing-cycles>9</meta:editing-cycles>
    <meta:generator>OpenOffice/4.1.0$Win32 OpenOffice.org_project/410m18$Build-9764</meta:generator>
    <meta:document-statistic meta:table-count="1" meta:image-count="0" meta:object-count="0" meta:page-count="5" meta:paragraph-count="92" meta:word-count="1433" meta:character-count="9021"/>
  </office:meta>
</office:document-meta>
</file>